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3333" draw:textarea-horizontal-align="justify" draw:textarea-vertical-align="middle" draw:auto-grow-height="false" fo:min-height="1.528cm" fo:min-width="3.437cm"/>
    </style:style>
    <style:style style:name="gr2" style:family="graphic" style:parent-style-name="standard">
      <style:graphic-properties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739cm" fo:min-width="1.567cm"/>
    </style:style>
    <style:style style:name="gr4" style:family="graphic" style:parent-style-name="standard">
      <style:graphic-properties draw:textarea-horizontal-align="justify" draw:textarea-vertical-align="middle" draw:auto-grow-height="false" fo:min-height="1.368cm" fo:min-width="2.64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-color="#009933" draw:textarea-horizontal-align="justify" draw:textarea-vertical-align="middle" draw:auto-grow-height="false" fo:min-height="1.338cm" fo:min-width="1.278cm"/>
    </style:style>
    <style:style style:name="gr7" style:family="graphic" style:parent-style-name="standard">
      <style:graphic-properties draw:fill-color="#ff3333" draw:textarea-horizontal-align="justify" draw:textarea-vertical-align="middle" draw:auto-grow-height="false" fo:min-height="1.401cm" fo:min-width="4.326cm"/>
    </style:style>
    <style:style style:name="gr8" style:family="graphic" style:parent-style-name="standard">
      <style:graphic-properties draw:textarea-horizontal-align="justify" draw:textarea-vertical-align="middle" draw:auto-grow-height="false" fo:min-height="0.739cm" fo:min-width="1.745cm"/>
    </style:style>
    <style:style style:name="gr9" style:family="graphic" style:parent-style-name="standard">
      <style:graphic-properties draw:textarea-horizontal-align="justify" draw:textarea-vertical-align="middle" draw:auto-grow-height="false" fo:min-height="0.892cm" fo:min-width="1.939cm"/>
    </style:style>
    <style:style style:name="gr10" style:family="graphic" style:parent-style-name="standard">
      <style:graphic-properties draw:textarea-horizontal-align="justify" draw:textarea-vertical-align="middle" draw:auto-grow-height="true" fo:min-height="0cm" fo:min-width="0cm" fo:wrap-option="wrap"/>
    </style:style>
    <style:style style:name="gr11" style:family="graphic" style:parent-style-name="standard">
      <style:graphic-properties draw:textarea-horizontal-align="justify" draw:textarea-vertical-align="middle" draw:auto-grow-height="false" fo:min-height="0.828cm" fo:min-width="2.016cm"/>
    </style:style>
    <style:style style:name="gr12" style:family="graphic" style:parent-style-name="standard">
      <style:graphic-properties draw:textarea-horizontal-align="justify" draw:textarea-vertical-align="middle" draw:auto-grow-height="false" fo:min-height="1.008cm" fo:min-width="2.016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marker-end="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008cm" fo:min-width="1.836cm"/>
    </style:style>
    <style:style style:name="gr16" style:family="graphic" style:parent-style-name="standard">
      <style:graphic-properties draw:textarea-horizontal-align="justify" draw:textarea-vertical-align="middle" draw:auto-grow-height="false" fo:min-height="0.828cm" fo:min-width="1.745cm"/>
    </style:style>
    <style:style style:name="gr17" style:family="graphic" style:parent-style-name="standard">
      <style:graphic-properties draw:textarea-horizontal-align="justify" draw:textarea-vertical-align="middle" draw:auto-grow-height="false" fo:min-height="0.739cm" fo:min-width="1.656cm"/>
    </style:style>
    <style:style style:name="gr18" style:family="graphic" style:parent-style-name="standard">
      <style:graphic-properties draw:fill-color="#ff3333" draw:textarea-horizontal-align="justify" draw:textarea-vertical-align="middle" draw:auto-grow-height="false" fo:min-height="1.401cm" fo:min-width="3.564cm"/>
    </style:style>
    <style:style style:name="gr19" style:family="graphic" style:parent-style-name="standard">
      <style:graphic-properties draw:fill-color="#009933" draw:textarea-horizontal-align="justify" draw:textarea-vertical-align="middle" draw:auto-grow-height="false" fo:min-height="1.402cm" fo:min-width="1.278cm"/>
    </style:style>
    <style:style style:name="gr20" style:family="graphic" style:parent-style-name="standard">
      <style:graphic-properties draw:marker-end="Arrow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828cm" fo:min-width="1.476cm"/>
    </style:style>
    <style:style style:name="gr22" style:family="graphic" style:parent-style-name="standard">
      <style:graphic-properties draw:textarea-horizontal-align="justify" draw:textarea-vertical-align="middle" draw:auto-grow-height="false" fo:min-height="1.188cm" fo:min-width="3.003cm"/>
    </style:style>
    <style:style style:name="gr23" style:family="graphic" style:parent-style-name="standard">
      <style:graphic-properties draw:marker-start="" draw:marker-end="Arrow" draw:textarea-vertical-align="middle"/>
    </style:style>
    <style:style style:name="gr24" style:family="graphic" style:parent-style-name="standard">
      <style:graphic-properties draw:fill-color="#009933" draw:textarea-horizontal-align="justify" draw:textarea-vertical-align="middle" draw:auto-grow-height="false" fo:min-height="1.593cm" fo:min-width="1.596cm"/>
    </style:style>
    <style:style style:name="gr25" style:family="graphic" style:parent-style-name="standard">
      <style:graphic-properties draw:fill-color="#ff3333" draw:textarea-horizontal-align="justify" draw:textarea-vertical-align="middle" draw:auto-grow-height="false" fo:min-height="1.528cm" fo:min-width="4.072cm"/>
    </style:style>
    <style:style style:name="gr26" style:family="graphic" style:parent-style-name="standard">
      <style:graphic-properties draw:fill-color="#009933" draw:textarea-horizontal-align="justify" draw:textarea-vertical-align="middle" draw:auto-grow-height="false" fo:min-height="1.528cm" fo:min-width="1.406cm"/>
    </style:style>
    <style:style style:name="gr27" style:family="graphic" style:parent-style-name="standard">
      <style:graphic-properties draw:marker-start="" draw:marker-end="Small_20_Arrow" draw:textarea-vertical-align="middle"/>
    </style:style>
    <style:style style:name="gr28" style:family="graphic" style:parent-style-name="standard">
      <style:graphic-properties draw:marker-start="" draw:marker-end="" draw:textarea-vertical-align="middle"/>
    </style:style>
    <style:style style:name="gr29" style:family="graphic" style:parent-style-name="standard">
      <style:graphic-properties draw:fill-color="#ff3333" draw:textarea-horizontal-align="justify" draw:textarea-vertical-align="middle" draw:auto-grow-height="false" fo:min-height="1.401cm" fo:min-width="2.548cm"/>
    </style:style>
    <style:style style:name="gr30" style:family="graphic" style:parent-style-name="standard">
      <style:graphic-properties draw:fill-color="#009933" draw:textarea-horizontal-align="justify" draw:textarea-vertical-align="middle" draw:auto-grow-height="false" fo:min-height="1.623cm" fo:min-width="1.596cm"/>
    </style:style>
    <style:style style:name="gr31" style:family="graphic" style:parent-style-name="standard">
      <style:graphic-properties draw:marker-start="Arrow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1.008cm" fo:min-width="2.105cm"/>
    </style:style>
    <style:style style:name="gr33" style:family="graphic" style:parent-style-name="standard">
      <style:graphic-properties draw:textarea-horizontal-align="justify" draw:textarea-vertical-align="middle" draw:auto-grow-height="false" fo:min-height="0.828cm" fo:min-width="1.118cm"/>
    </style:style>
    <style:style style:name="gr34" style:family="graphic" style:parent-style-name="standard">
      <style:graphic-properties draw:textarea-horizontal-align="justify" draw:textarea-vertical-align="middle" draw:auto-grow-height="false" fo:min-height="0.919cm" fo:min-width="1.118cm"/>
    </style:style>
    <style:style style:name="gr35" style:family="graphic" style:parent-style-name="standard">
      <style:graphic-properties draw:fill-color="#ff3333" draw:textarea-horizontal-align="justify" draw:textarea-vertical-align="middle" draw:auto-grow-height="false" fo:min-height="1.782cm" fo:min-width="4.961cm"/>
    </style:style>
    <style:style style:name="gr36" style:family="graphic" style:parent-style-name="standard">
      <style:graphic-properties draw:fill-color="#ff3333" draw:textarea-horizontal-align="justify" draw:textarea-vertical-align="middle" draw:auto-grow-height="false" fo:min-height="1.147cm" fo:min-width="2.548cm"/>
    </style:style>
    <style:style style:name="gr37" style:family="graphic" style:parent-style-name="standard">
      <style:graphic-properties draw:fill-color="#ff0000" draw:textarea-horizontal-align="justify" draw:textarea-vertical-align="middle" draw:auto-grow-height="false" fo:min-height="1.528cm" fo:min-width="3.31cm"/>
    </style:style>
    <style:style style:name="gr38" style:family="graphic" style:parent-style-name="standard">
      <style:graphic-properties draw:textarea-horizontal-align="justify" draw:textarea-vertical-align="middle" draw:auto-grow-height="false" fo:min-height="0.919cm" fo:min-width="1.836cm"/>
    </style:style>
    <style:style style:name="gr39" style:family="graphic" style:parent-style-name="standard">
      <style:graphic-properties draw:fill-color="#007826" draw:textarea-horizontal-align="justify" draw:textarea-vertical-align="middle" draw:auto-grow-height="false" fo:min-height="1.782cm" fo:min-width="1.66cm"/>
    </style:style>
    <style:style style:name="gr40" style:family="graphic" style:parent-style-name="standard">
      <style:graphic-properties draw:textarea-horizontal-align="justify" draw:textarea-vertical-align="middle" draw:auto-grow-height="false" fo:min-height="1.546cm" fo:min-width="2.465cm"/>
    </style:style>
    <style:style style:name="gr41" style:family="graphic" style:parent-style-name="standard">
      <style:graphic-properties draw:fill-color="#007826" draw:textarea-horizontal-align="justify" draw:textarea-vertical-align="middle" draw:auto-grow-height="false" fo:min-height="2.1cm" fo:min-width="2.104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svg:stroke-color="#000000" draw:textarea-vertical-align="middle"/>
    </style:style>
    <style:style style:name="gr44" style:family="graphic" style:parent-style-name="standard">
      <style:graphic-properties draw:fill-color="#ff3333" draw:textarea-horizontal-align="justify" draw:textarea-vertical-align="middle" draw:auto-grow-height="false" fo:min-height="1.655cm" fo:min-width="6.612cm"/>
    </style:style>
    <style:style style:name="gr45" style:family="graphic" style:parent-style-name="standard">
      <style:graphic-properties draw:fill-color="#009933" draw:textarea-horizontal-align="justify" draw:textarea-vertical-align="middle" draw:auto-grow-height="false" fo:min-height="1.656cm" fo:min-width="1.596cm"/>
    </style:style>
    <style:style style:name="gr46" style:family="graphic" style:parent-style-name="standard">
      <style:graphic-properties draw:textarea-horizontal-align="justify" draw:textarea-vertical-align="middle" draw:auto-grow-height="false" fo:min-height="0.828cm" fo:min-width="1.567cm"/>
    </style:style>
    <style:style style:name="gr47" style:family="graphic" style:parent-style-name="standard">
      <style:graphic-properties draw:textarea-horizontal-align="justify" draw:textarea-vertical-align="middle" draw:auto-grow-height="false" fo:min-height="0.919cm" fo:min-width="1.387cm"/>
    </style:style>
    <style:style style:name="gr48" style:family="graphic" style:parent-style-name="standard">
      <style:graphic-properties draw:textarea-horizontal-align="justify" draw:textarea-vertical-align="middle" draw:auto-grow-height="false" fo:min-height="0.919cm" fo:min-width="2.734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loext:graphic-properties draw:fill-color="#009933"/>
      <style:paragraph-properties fo:text-align="center"/>
    </style:style>
    <style:style style:name="P5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style:paragraph-properties fo:text-align="center"/>
      <style:text-properties style:text-underline-style="none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-color="#007826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37cm" svg:height="1.778cm" svg:x="33.639cm" svg:y="20.812cm">
          <text:p text:style-name="P1">parent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845cm" svg:height="1.36cm" svg:x="26.273cm" svg:y="17.801cm">
          <text:p><text:span text:style-name="T1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2.921cm" svg:height="1.397cm" svg:x="26.654cm" svg:y="20.558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4.445cm" svg:height="2.286cm" svg:x="25.003cm" svg:y="23.098cm">
          <text:p text:style-name="P1">mobile ph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33.639cm" svg:y1="21.701cm" svg:x2="29.448cm" svg:y2="24.241cm" draw:start-shape="id1" draw:start-glue-point="3" draw:end-shape="id2" svg:d="M33639 21701h-2096v2540h-2095" svg:viewBox="0 0 4192 2541">
          <text:p/>
        </draw:connector>
        <draw:connector draw:style-name="gr5" draw:text-style-name="P1" draw:layer="layout" svg:x1="29.575cm" svg:y1="21.257cm" svg:x2="33.639cm" svg:y2="21.701cm" draw:start-shape="id3" draw:start-glue-point="10" draw:end-shape="id1" draw:end-glue-point="3" svg:d="M29575 21257h2032v444h2032" svg:viewBox="0 0 4065 445">
          <text:p/>
        </draw:connector>
        <draw:connector draw:style-name="gr5" draw:text-style-name="P1" draw:layer="layout" draw:line-skew="0.145cm" svg:x1="29.118cm" svg:y1="18.481cm" svg:x2="33.639cm" svg:y2="21.701cm" draw:start-shape="id4" draw:start-glue-point="10" draw:end-shape="id1" draw:end-glue-point="3" svg:d="M29118 18481h2405v3220h2116" svg:viewBox="0 0 4522 3221">
          <text:p/>
        </draw:connector>
        <draw:custom-shape draw:style-name="gr6" draw:text-style-name="P4" xml:id="id5" draw:id="id5" draw:layer="layout" svg:width="3.556cm" svg:height="3.175cm" svg:x="46.593cm" svg:y="20.685cm">
          <text:p text:style-name="P1">has man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8" draw:id="id8" draw:layer="layout" svg:width="4.826cm" svg:height="1.651cm" svg:x="50.149cm" svg:y="26.146cm">
          <text:p text:style-name="P1">studen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7.576cm" svg:y1="21.701cm" svg:x2="48.371cm" svg:y2="20.685cm" draw:start-shape="id1" draw:start-glue-point="1" draw:end-shape="id5" draw:end-glue-point="4" svg:d="M37576 21701h4508v-1518h6287v502" svg:viewBox="0 0 10796 1519">
          <text:p/>
        </draw:connector>
        <draw:custom-shape draw:style-name="gr8" draw:text-style-name="P1" xml:id="id6" draw:id="id6" draw:layer="layout" svg:width="3.175cm" svg:height="1.397cm" svg:x="41.64cm" svg:y="23.733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9" draw:id="id9" draw:layer="layout" svg:width="3.447cm" svg:height="1.614cm" draw:transform="rotate (-0.0108210413623653) translate (41.403cm 25.765cm)">
          <text:p text:style-name="P1">last_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0" draw:id="id10" draw:layer="layout" svg:width="4.191cm" svg:height="1.695cm" svg:x="41.132cm" svg:y="28.007cm">
          <text:p text:style-name="P1"><text:span text:style-name="T2">matricule_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1" draw:id="id11" draw:layer="layout" svg:width="3.556cm" svg:height="1.524cm" svg:x="41.386cm" svg:y="30.21cm">
          <text:p text:style-name="P1">blood_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2" draw:id="id12" draw:layer="layout" svg:width="3.556cm" svg:height="1.778cm" svg:x="41.386cm" svg:y="31.988cm">
          <text:p text:style-name="P1">allerg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xml:id="id7" draw:id="id7" draw:layer="layout" draw:type="line" svg:x1="44.815cm" svg:y1="24.432cm" svg:x2="44.815cm" svg:y2="24.432cm" draw:start-shape="id6" draw:start-glue-point="10" draw:end-shape="id6" draw:end-glue-point="10" svg:d="M44815 24432z" svg:viewBox="0 0 1 1">
          <text:p/>
        </draw:connector>
        <draw:connector draw:style-name="gr5" draw:text-style-name="P1" draw:layer="layout" svg:x1="44.815cm" svg:y1="24.432cm" svg:x2="50.149cm" svg:y2="26.971cm" draw:start-shape="id7" draw:start-glue-point="0" draw:end-shape="id8" draw:end-glue-point="3" svg:d="M44815 24432h2667v2539h2667" svg:viewBox="0 0 5335 2540">
          <text:p/>
        </draw:connector>
        <draw:connector draw:style-name="gr5" draw:text-style-name="P1" draw:layer="layout" svg:x1="44.844cm" svg:y1="26.612cm" svg:x2="50.149cm" svg:y2="26.971cm" draw:start-shape="id9" draw:start-glue-point="10" draw:end-shape="id8" draw:end-glue-point="3" svg:d="M44844 26612h2651v359h2654" svg:viewBox="0 0 5306 360">
          <text:p/>
        </draw:connector>
        <draw:connector draw:style-name="gr5" draw:text-style-name="P1" draw:layer="layout" svg:x1="45.323cm" svg:y1="28.855cm" svg:x2="50.149cm" svg:y2="26.971cm" draw:start-shape="id10" draw:start-glue-point="10" draw:end-shape="id8" draw:end-glue-point="3" svg:d="M45323 28855h2413v-1884h2413" svg:viewBox="0 0 4827 1885">
          <text:p/>
        </draw:connector>
        <draw:connector draw:style-name="gr5" draw:text-style-name="P1" draw:layer="layout" svg:x1="44.942cm" svg:y1="30.972cm" svg:x2="50.149cm" svg:y2="26.971cm" draw:start-shape="id11" draw:start-glue-point="10" draw:end-shape="id8" svg:d="M44942 30972h2604v-4001h2603" svg:viewBox="0 0 5208 4002">
          <text:p/>
        </draw:connector>
        <draw:connector draw:style-name="gr5" draw:text-style-name="P1" draw:layer="layout" svg:x1="44.942cm" svg:y1="32.877cm" svg:x2="50.149cm" svg:y2="26.971cm" draw:start-shape="id12" draw:start-glue-point="10" draw:end-shape="id8" svg:d="M44942 32877h2604v-5906h2603" svg:viewBox="0 0 5208 5907">
          <text:p/>
        </draw:connector>
        <draw:custom-shape draw:style-name="gr6" draw:text-style-name="P4" xml:id="id13" draw:id="id13" draw:layer="layout" svg:width="3.556cm" svg:height="3.175cm" svg:x="46.72cm" svg:y="40.37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14" draw:id="id14" draw:layer="layout" svg:width="4.826cm" svg:height="1.651cm" svg:x="45.958cm" svg:y="54.467cm">
          <text:p text:style-name="P1">note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48.498cm" svg:y1="43.545cm" svg:x2="48.371cm" svg:y2="54.467cm" draw:start-shape="id13" draw:start-glue-point="6" draw:end-shape="id14" svg:d="M48498 43545v5461h-127v5461" svg:viewBox="0 0 128 10923">
          <text:p/>
        </draw:connector>
        <draw:custom-shape draw:style-name="gr15" draw:text-style-name="P1" xml:id="id15" draw:id="id15" draw:layer="layout" svg:width="3.302cm" svg:height="1.778cm" svg:x="39.481cm" svg:y="44.307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6" draw:id="id16" draw:layer="layout" svg:width="3.175cm" svg:height="1.524cm" svg:x="39.481cm" svg:y="46.593cm">
          <text:p text:style-name="P1">descrip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42.783cm" svg:y1="45.196cm" svg:x2="45.958cm" svg:y2="55.292cm" draw:start-shape="id15" draw:start-glue-point="10" draw:end-shape="id14" draw:end-glue-point="3" svg:d="M42783 45196h1588v10096h1587" svg:viewBox="0 0 3176 10097">
          <text:p/>
        </draw:connector>
        <draw:connector draw:style-name="gr5" draw:text-style-name="P1" draw:layer="layout" svg:x1="42.656cm" svg:y1="47.355cm" svg:x2="45.958cm" svg:y2="55.292cm" draw:start-shape="id16" draw:start-glue-point="10" draw:end-shape="id14" draw:end-glue-point="3" svg:d="M42656 47355h1651v7937h1651" svg:viewBox="0 0 3303 7938">
          <text:p/>
        </draw:connector>
        <draw:custom-shape draw:style-name="gr17" draw:text-style-name="P7" xml:id="id17" draw:id="id17" draw:layer="layout" svg:width="3.048cm" svg:height="1.397cm" svg:x="39.608cm" svg:y="48.498cm">
          <text:p text:style-name="P1"><text:span text:style-name="T1">note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42.656cm" svg:y1="49.197cm" svg:x2="45.958cm" svg:y2="55.292cm" draw:start-shape="id17" draw:start-glue-point="10" draw:end-shape="id14" draw:end-glue-point="3" svg:d="M42656 49197h1652v6095h1650" svg:viewBox="0 0 3303 6096">
          <text:p/>
        </draw:connector>
        <draw:custom-shape draw:style-name="gr18" draw:text-style-name="P2" xml:id="id19" draw:id="id19" draw:layer="layout" svg:width="4.064cm" svg:height="1.651cm" svg:x="60.436cm" svg:y="17.256cm">
          <text:p text:style-name="P1">course</text:p>
          <draw:enhanced-geometry svg:viewBox="0 0 21600 21600" draw:type="rectangle" draw:enhanced-path="M 0 0 L 21600 0 21600 21600 0 21600 0 0 Z N"/>
        </draw:custom-shape>
        <draw:custom-shape draw:style-name="gr19" draw:text-style-name="P4" xml:id="id18" draw:id="id18" draw:layer="layout" svg:width="3.556cm" svg:height="3.302cm" svg:x="55.864cm" svg:y="16.621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59.42cm" svg:y1="18.272cm" svg:x2="60.436cm" svg:y2="18.081cm" draw:start-shape="id18" draw:start-glue-point="7" draw:end-shape="id19" draw:end-glue-point="3" svg:d="M59420 18272h509v-191h507" svg:viewBox="0 0 1017 192">
          <text:p/>
        </draw:connector>
        <draw:connector draw:style-name="gr20" draw:text-style-name="P1" draw:layer="layout" svg:x1="55.864cm" svg:y1="18.272cm" svg:x2="52.562cm" svg:y2="26.146cm" draw:start-shape="id18" draw:start-glue-point="5" draw:end-shape="id8" draw:end-glue-point="0" svg:d="M55864 18272h-3302v7874" svg:viewBox="0 0 3303 7875">
          <text:p/>
        </draw:connector>
        <draw:custom-shape draw:style-name="gr21" draw:text-style-name="P7" xml:id="id20" draw:id="id20" draw:layer="layout" svg:width="2.794cm" svg:height="1.524cm" svg:x="67.421cm" svg:y="14.843cm">
          <text:p text:style-name="P1"><text:span text:style-name="T1">s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xml:id="id21" draw:id="id21" draw:layer="layout" svg:width="4.953cm" svg:height="2.032cm" svg:x="66.532cm" svg:y="18.145cm">
          <text:p text:style-name="P1"><text:span text:style-name="T3">graduation y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67.421cm" svg:y1="15.605cm" svg:x2="64.5cm" svg:y2="18.081cm" draw:start-shape="id20" draw:start-glue-point="6" draw:end-shape="id19" svg:d="M67421 15605h-1460v2476h-1461" svg:viewBox="0 0 2922 2477">
          <text:p/>
        </draw:connector>
        <draw:connector draw:style-name="gr5" draw:text-style-name="P1" draw:layer="layout" svg:x1="66.532cm" svg:y1="19.161cm" svg:x2="64.5cm" svg:y2="18.081cm" draw:start-shape="id21" draw:start-glue-point="6" draw:end-shape="id19" svg:d="M66532 19161h-1016v-1080h-1016" svg:viewBox="0 0 2033 1081">
          <text:p/>
        </draw:connector>
        <draw:custom-shape draw:style-name="gr18" draw:text-style-name="P2" xml:id="id26" draw:id="id26" draw:layer="layout" svg:width="4.064cm" svg:height="1.651cm" svg:x="76.184cm" svg:y="25.384cm">
          <text:p text:style-name="P1">teacher</text:p>
          <draw:enhanced-geometry svg:viewBox="0 0 21600 21600" draw:type="rectangle" draw:enhanced-path="M 0 0 L 21600 0 21600 21600 0 21600 0 0 Z N"/>
        </draw:custom-shape>
        <draw:custom-shape draw:style-name="gr19" draw:text-style-name="P4" xml:id="id22" draw:id="id22" draw:layer="layout" svg:width="3.556cm" svg:height="3.302cm" svg:x="76.438cm" svg:y="19.542cm">
          <text:p text:style-name="P1">has 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1" draw:layer="layout" draw:line-skew="0cm -2.292cm" svg:x1="79.994cm" svg:y1="21.193cm" svg:x2="62.468cm" svg:y2="17.256cm" draw:start-shape="id22" draw:start-glue-point="7" draw:end-shape="id19" draw:end-glue-point="0" svg:d="M79994 21193h502v-6731h-18028v2794" svg:viewBox="0 0 18029 6732">
          <text:p/>
        </draw:connector>
        <draw:custom-shape draw:style-name="gr24" draw:text-style-name="P4" xml:id="id25" draw:id="id25" draw:layer="layout" svg:width="4.191cm" svg:height="3.683cm" svg:x="80.121cm" svg:y="30.464cm">
          <text:p text:style-name="P1">Belongst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2" xml:id="id24" draw:id="id24" draw:layer="layout" svg:width="4.572cm" svg:height="1.778cm" svg:x="76.311cm" svg:y="40.37cm">
          <text:p text:style-name="P1">lecture_course</text:p>
          <draw:enhanced-geometry svg:viewBox="0 0 21600 21600" draw:type="rectangle" draw:enhanced-path="M 0 0 L 21600 0 21600 21600 0 21600 0 0 Z N"/>
        </draw:custom-shape>
        <draw:custom-shape draw:style-name="gr26" draw:text-style-name="P4" xml:id="id23" draw:id="id23" draw:layer="layout" svg:width="3.81cm" svg:height="3.556cm" svg:x="69.199cm" svg:y="24.749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71.104cm" svg:y1="24.749cm" svg:x2="62.468cm" svg:y2="18.907cm" draw:start-shape="id23" draw:start-glue-point="4" draw:end-shape="id19" draw:end-glue-point="2" svg:d="M71104 24749v-2921h-8636v-2921" svg:viewBox="0 0 8637 5843">
          <text:p/>
        </draw:connector>
        <draw:connector draw:style-name="gr5" draw:text-style-name="P1" draw:layer="layout" svg:x1="71.104cm" svg:y1="28.305cm" svg:x2="78.597cm" svg:y2="40.37cm" draw:start-shape="id23" draw:start-glue-point="6" draw:end-shape="id24" draw:end-glue-point="0" svg:d="M71104 28305v6033h7493v6032" svg:viewBox="0 0 7494 12066">
          <text:p/>
        </draw:connector>
        <draw:connector draw:style-name="gr23" draw:text-style-name="P1" draw:layer="layout" svg:x1="82.217cm" svg:y1="30.464cm" svg:x2="78.216cm" svg:y2="27.035cm" draw:start-shape="id25" draw:start-glue-point="4" draw:end-shape="id26" svg:d="M82217 30464v-1715h-4001v-1714" svg:viewBox="0 0 4002 3430">
          <text:p/>
        </draw:connector>
        <draw:connector draw:style-name="gr28" draw:text-style-name="P1" draw:layer="layout" svg:x1="82.217cm" svg:y1="34.147cm" svg:x2="88.757cm" svg:y2="36.052cm" draw:start-shape="id25" draw:start-glue-point="6" draw:end-shape="id27" svg:d="M82217 34147v952h6540v953" svg:viewBox="0 0 6541 1906">
          <text:p/>
        </draw:connector>
        <draw:connector draw:style-name="gr5" draw:text-style-name="P1" draw:layer="layout" svg:x1="78.216cm" svg:y1="25.384cm" svg:x2="78.216cm" svg:y2="22.844cm" draw:start-shape="id26" draw:start-glue-point="0" draw:end-shape="id22" draw:end-glue-point="6" svg:d="M78216 25384v-2540" svg:viewBox="0 0 1 2541">
          <text:p/>
        </draw:connector>
        <draw:custom-shape draw:style-name="gr19" draw:text-style-name="P4" xml:id="id28" draw:id="id28" draw:layer="layout" svg:width="3.556cm" svg:height="3.302cm" svg:x="63.484cm" svg:y="53.832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63.484cm" svg:y1="55.483cm" svg:x2="50.784cm" svg:y2="55.292cm" draw:start-shape="id28" draw:start-glue-point="5" draw:end-shape="id14" svg:d="M63484 55483h-6350v-191h-6350" svg:viewBox="0 0 12701 192">
          <text:p/>
        </draw:connector>
        <draw:custom-shape draw:style-name="gr29" draw:text-style-name="P2" xml:id="id30" draw:id="id30" draw:layer="layout" svg:width="3.048cm" svg:height="1.651cm" svg:x="53.324cm" svg:y="33.131cm">
          <text:p text:style-name="P1">grade</text:p>
          <draw:enhanced-geometry svg:viewBox="0 0 21600 21600" draw:type="rectangle" draw:enhanced-path="M 0 0 L 21600 0 21600 21600 0 21600 0 0 Z N"/>
        </draw:custom-shape>
        <draw:custom-shape draw:style-name="gr30" draw:text-style-name="P4" xml:id="id50" draw:id="id50" draw:layer="layout" svg:width="4.191cm" svg:height="3.745cm" svg:x="68.056cm" svg:y="36.752cm">
          <text:p text:style-name="P1">Belongs to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xml:id="id29" draw:id="id29" draw:layer="layout" svg:width="3.556cm" svg:height="3.175cm" svg:x="54.467cm" svg:y="28.051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1" draw:layer="layout" svg:x1="54.975cm" svg:y1="26.971cm" svg:x2="56.245cm" svg:y2="28.051cm" draw:start-shape="id8" draw:start-glue-point="1" draw:end-shape="id29" draw:end-glue-point="4" svg:d="M54975 26971h1270v1080" svg:viewBox="0 0 1271 1081">
          <text:p/>
        </draw:connector>
        <draw:connector draw:style-name="gr14" draw:text-style-name="P1" draw:layer="layout" svg:x1="56.245cm" svg:y1="31.226cm" svg:x2="54.848cm" svg:y2="33.131cm" draw:start-shape="id29" draw:start-glue-point="6" draw:end-shape="id30" svg:d="M56245 31226v952h-1397v953" svg:viewBox="0 0 1398 1906">
          <text:p/>
        </draw:connector>
        <draw:custom-shape draw:style-name="gr8" draw:text-style-name="P1" xml:id="id31" draw:id="id31" draw:layer="layout" svg:width="3.175cm" svg:height="1.397cm" svg:x="81.772cm" svg:y="22.844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2" draw:id="id32" draw:layer="layout" svg:width="3.447cm" svg:height="1.614cm" draw:transform="rotate (-0.0108210413623653) translate (82.043cm 24.495cm)">
          <text:p text:style-name="P1">last_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3" draw:id="id33" draw:layer="layout" svg:width="2.845cm" svg:height="1.36cm" svg:x="82.483cm" svg:y="26.691cm">
          <text:p><text:span text:style-name="T1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81.772cm" svg:y1="23.543cm" svg:x2="80.248cm" svg:y2="26.209cm" draw:start-shape="id31" draw:start-glue-point="6" draw:end-shape="id26" draw:end-glue-point="1" svg:d="M81772 23543h-762v2666h-762" svg:viewBox="0 0 1525 2667">
          <text:p/>
        </draw:connector>
        <draw:connector draw:style-name="gr5" draw:text-style-name="P1" draw:layer="layout" svg:x1="82.036cm" svg:y1="25.304cm" svg:x2="80.248cm" svg:y2="26.209cm" draw:start-shape="id32" draw:start-glue-point="6" draw:end-shape="id26" svg:d="M82036 25304h-895v905h-893" svg:viewBox="0 0 1789 906">
          <text:p/>
        </draw:connector>
        <draw:connector draw:style-name="gr5" draw:text-style-name="P1" draw:layer="layout" svg:x1="82.483cm" svg:y1="27.371cm" svg:x2="80.248cm" svg:y2="26.209cm" draw:start-shape="id33" draw:start-glue-point="6" draw:end-shape="id26" svg:d="M82483 27371h-1118v-1162h-1117" svg:viewBox="0 0 2236 1163">
          <text:p/>
        </draw:connector>
        <draw:custom-shape draw:style-name="gr8" draw:text-style-name="P1" xml:id="id35" draw:id="id35" draw:layer="layout" svg:width="3.175cm" svg:height="1.397cm" svg:x="93.837cm" svg:y="36.433cm">
          <text:p text:style-name="P1">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xml:id="id36" draw:id="id36" draw:layer="layout" svg:width="3.683cm" svg:height="1.778cm" svg:x="93.837cm" svg:y="38.211cm">
          <text:p text:style-name="P1">progr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37" draw:id="id37" draw:layer="layout" svg:width="3.175cm" svg:height="1.524cm" svg:x="86.09cm" svg:y="42.783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xml:id="id34" draw:id="id34" draw:layer="layout" svg:width="3.175cm" svg:height="1.524cm" svg:x="67.04cm" svg:y="16.494cm">
          <text:p text:style-name="P1"><text:span text:style-name="T1">lev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67.04cm" svg:y1="17.256cm" svg:x2="64.5cm" svg:y2="18.081cm" draw:start-shape="id34" draw:start-glue-point="6" draw:end-shape="id19" svg:d="M67040 17256h-1270v825h-1270" svg:viewBox="0 0 2541 826">
          <text:p/>
        </draw:connector>
        <draw:connector draw:style-name="gr5" draw:text-style-name="P1" draw:layer="layout" svg:x1="93.837cm" svg:y1="37.132cm" svg:x2="90.789cm" svg:y2="36.877cm" draw:start-shape="id35" draw:start-glue-point="6" draw:end-shape="id27" svg:d="M93837 37132h-1524v-255h-1524" svg:viewBox="0 0 3049 256">
          <text:p/>
        </draw:connector>
        <draw:connector draw:style-name="gr5" draw:text-style-name="P1" draw:layer="layout" svg:x1="93.837cm" svg:y1="39.1cm" svg:x2="90.789cm" svg:y2="36.877cm" draw:start-shape="id36" draw:start-glue-point="6" draw:end-shape="id27" draw:end-glue-point="1" svg:d="M93837 39100h-1524v-2223h-1524" svg:viewBox="0 0 3049 2224">
          <text:p/>
        </draw:connector>
        <draw:connector draw:style-name="gr5" draw:text-style-name="P1" draw:layer="layout" svg:x1="86.09cm" svg:y1="43.545cm" svg:x2="80.883cm" svg:y2="41.259cm" draw:start-shape="id37" draw:start-glue-point="6" draw:end-shape="id24" draw:end-glue-point="1" svg:d="M86090 43545h-2604v-2286h-2603" svg:viewBox="0 0 5208 2287">
          <text:p/>
        </draw:connector>
        <draw:connector draw:style-name="gr5" draw:text-style-name="P1" draw:layer="layout" svg:x1="48.371cm" svg:y1="23.86cm" svg:x2="52.562cm" svg:y2="26.146cm" draw:start-shape="id5" draw:start-glue-point="6" draw:end-shape="id8" svg:d="M48371 23860v1143h4191v1143" svg:viewBox="0 0 4192 2287">
          <text:p/>
        </draw:connector>
        <draw:custom-shape draw:style-name="gr16" draw:text-style-name="P1" xml:id="id38" draw:id="id38" draw:layer="layout" svg:width="3.175cm" svg:height="1.524cm" svg:x="93.837cm" svg:y="40.243cm">
          <text:p text:style-name="P1">ye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93.837cm" svg:y1="41.005cm" svg:x2="90.789cm" svg:y2="36.877cm" draw:start-shape="id38" draw:start-glue-point="6" draw:end-shape="id27" draw:end-glue-point="1" svg:d="M93837 41005h-1524v-4128h-1524" svg:viewBox="0 0 3049 4129">
          <text:p/>
        </draw:connector>
        <draw:custom-shape draw:style-name="gr32" draw:text-style-name="P1" xml:id="id39" draw:id="id39" draw:layer="layout" svg:width="3.683cm" svg:height="1.778cm" svg:x="73.39cm" svg:y="51.927cm">
          <text:p text:style-name="P1">de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77.073cm" svg:y1="52.816cm" svg:x2="74.152cm" svg:y2="49.768cm" draw:start-shape="id39" draw:start-glue-point="10" draw:end-shape="id40" draw:end-glue-point="2" svg:d="M77073 52816h501v-1969h-3422v-1079" svg:viewBox="0 0 3423 3049">
          <text:p/>
        </draw:connector>
        <draw:custom-shape draw:style-name="gr18" draw:text-style-name="P2" xml:id="id27" draw:id="id27" draw:layer="layout" svg:width="4.064cm" svg:height="1.651cm" svg:x="86.725cm" svg:y="36.052cm">
          <text:p text:style-name="P1">lecture</text:p>
          <draw:enhanced-geometry svg:viewBox="0 0 21600 21600" draw:type="rectangle" draw:enhanced-path="M 0 0 L 21600 0 21600 21600 0 21600 0 0 Z N"/>
        </draw:custom-shape>
        <draw:custom-shape draw:style-name="gr26" draw:text-style-name="P4" xml:id="id41" draw:id="id41" draw:layer="layout" svg:width="3.81cm" svg:height="3.556cm" svg:x="81.264cm" svg:y="37.068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78.597cm" svg:y1="40.37cm" svg:x2="81.264cm" svg:y2="38.846cm" draw:start-shape="id24" draw:start-glue-point="0" draw:end-shape="id41" draw:end-glue-point="5" svg:d="M78597 40370v-1524h2667" svg:viewBox="0 0 2668 1525">
          <text:p/>
        </draw:connector>
        <draw:connector draw:style-name="gr20" draw:text-style-name="P1" draw:layer="layout" svg:x1="85.074cm" svg:y1="38.846cm" svg:x2="86.725cm" svg:y2="36.877cm" draw:start-shape="id41" draw:start-glue-point="7" draw:end-shape="id27" draw:end-glue-point="3" svg:d="M85074 38846h826v-1969h825" svg:viewBox="0 0 1652 1970">
          <text:p/>
        </draw:connector>
        <draw:custom-shape draw:style-name="gr16" draw:text-style-name="P1" xml:id="id42" draw:id="id42" draw:layer="layout" svg:width="3.175cm" svg:height="1.524cm" svg:x="93.837cm" svg:y="41.894cm">
          <text:p text:style-name="P1">lev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90.789cm" svg:y1="36.877cm" svg:x2="93.837cm" svg:y2="42.656cm" draw:start-shape="id27" draw:start-glue-point="1" draw:end-shape="id42" svg:d="M90789 36877h1524v5779h1524" svg:viewBox="0 0 3049 5780">
          <text:p/>
        </draw:connector>
        <draw:custom-shape draw:style-name="gr33" draw:text-style-name="P1" xml:id="id43" draw:id="id43" draw:layer="Layer4" svg:width="2.286cm" svg:height="1.524cm" svg:x="61.198cm" svg:y="40.878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xml:id="id45" draw:id="id45" draw:layer="Layer4" svg:width="2.286cm" svg:height="1.651cm" svg:x="53.705cm" svg:y="36.56cm">
          <text:p text:style-name="P1">sc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er4" svg:x1="63.484cm" svg:y1="41.64cm" svg:x2="65.262cm" svg:y2="38.592cm" draw:start-shape="id43" draw:start-glue-point="10" draw:end-shape="id44" svg:d="M63484 41640h1778v-3048" svg:viewBox="0 0 1779 3049">
          <text:p/>
        </draw:connector>
        <draw:connector draw:style-name="gr5" draw:text-style-name="P1" draw:layer="Layer4" svg:x1="54.848cm" svg:y1="36.56cm" svg:x2="54.848cm" svg:y2="34.782cm" draw:start-shape="id45" draw:start-glue-point="4" draw:end-shape="id30" draw:end-glue-point="2" svg:d="M54848 36560v-1778" svg:viewBox="0 0 1 1779">
          <text:p/>
        </draw:connector>
        <draw:custom-shape draw:style-name="gr35" draw:text-style-name="P2" xml:id="id47" draw:id="id47" draw:layer="Layer4" svg:width="5.461cm" svg:height="2.032cm" svg:x="63.484cm" svg:y="27.035cm">
          <text:p text:style-name="P1">type_of_evaluation</text:p>
          <draw:enhanced-geometry svg:viewBox="0 0 21600 21600" draw:type="rectangle" draw:enhanced-path="M 0 0 L 21600 0 21600 21600 0 21600 0 0 Z N"/>
        </draw:custom-shape>
        <draw:custom-shape draw:style-name="gr33" draw:text-style-name="P1" xml:id="id46" draw:id="id46" draw:layer="Layer4" svg:width="2.286cm" svg:height="1.524cm" svg:x="63.484cm" svg:y="24.622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xml:id="id48" draw:id="id48" draw:layer="Layer4" svg:width="2.286cm" svg:height="1.651cm" svg:x="63.484cm" svg:y="22.59cm">
          <text:p text:style-name="P1">weig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44" draw:id="id44" draw:layer="Layer4" svg:width="3.048cm" svg:height="1.397cm" svg:x="63.738cm" svg:y="37.195cm">
          <text:p text:style-name="P1">evaluatio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er4" svg:x1="65.77cm" svg:y1="25.384cm" svg:x2="66.214cm" svg:y2="27.035cm" draw:start-shape="id46" draw:start-glue-point="10" draw:end-shape="id47" draw:end-glue-point="0" svg:d="M65770 25384h444v1651" svg:viewBox="0 0 445 1652">
          <text:p/>
        </draw:connector>
        <draw:connector draw:style-name="gr5" draw:text-style-name="P1" draw:layer="Layer4" draw:line-skew="0cm 0.127cm" svg:x1="65.77cm" svg:y1="23.416cm" svg:x2="66.214cm" svg:y2="27.035cm" draw:start-shape="id48" draw:start-glue-point="10" draw:end-shape="id47" draw:end-glue-point="0" svg:d="M65770 23416h502v2349h-58v1270" svg:viewBox="0 0 503 3620">
          <text:p/>
        </draw:connector>
        <draw:custom-shape draw:style-name="gr26" draw:text-style-name="P4" xml:id="id49" draw:id="id49" draw:layer="Layer4" svg:width="3.81cm" svg:height="3.556cm" svg:x="63.992cm" svg:y="31.734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er4" svg:x1="66.214cm" svg:y1="29.067cm" svg:x2="65.897cm" svg:y2="31.734cm" draw:start-shape="id47" draw:start-glue-point="2" draw:end-shape="id49" draw:end-glue-point="4" svg:d="M66214 29067v1334h-317v1333" svg:viewBox="0 0 318 2668">
          <text:p/>
        </draw:connector>
        <draw:connector draw:style-name="gr5" draw:text-style-name="P1" draw:layer="Layer4" svg:x1="65.897cm" svg:y1="35.29cm" svg:x2="65.262cm" svg:y2="37.195cm" draw:start-shape="id49" draw:start-glue-point="6" draw:end-shape="id44" draw:end-glue-point="0" svg:d="M65897 35290v953h-635v952" svg:viewBox="0 0 636 1906">
          <text:p/>
        </draw:connector>
        <draw:connector draw:style-name="gr5" draw:text-style-name="P1" draw:layer="Layer4" svg:x1="68.056cm" svg:y1="38.625cm" svg:x2="66.786cm" svg:y2="37.893cm" draw:start-shape="id50" draw:start-glue-point="5" draw:end-shape="id44" svg:d="M68056 38625h-635v-732h-635" svg:viewBox="0 0 1271 733">
          <text:p/>
        </draw:connector>
        <draw:connector draw:style-name="gr5" draw:text-style-name="P1" draw:layer="Layer4" svg:x1="72.247cm" svg:y1="38.625cm" svg:x2="76.311cm" svg:y2="41.259cm" draw:start-shape="id50" draw:start-glue-point="7" draw:end-shape="id24" draw:end-glue-point="3" svg:d="M72247 38625h2032v2634h2032" svg:viewBox="0 0 4065 2635">
          <text:p/>
        </draw:connector>
        <draw:custom-shape draw:style-name="gr30" draw:text-style-name="P4" xml:id="id51" draw:id="id51" draw:layer="Layer4" svg:width="4.191cm" svg:height="3.745cm" svg:x="57.896cm" svg:y="32.75cm">
          <text:p text:style-name="P1">Belongs to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er4" svg:x1="56.372cm" svg:y1="33.956cm" svg:x2="57.896cm" svg:y2="34.623cm" draw:start-shape="id30" draw:start-glue-point="1" draw:end-shape="id51" draw:end-glue-point="5" svg:d="M56372 33956h762v667h762" svg:viewBox="0 0 1525 668">
          <text:p/>
        </draw:connector>
        <draw:custom-shape draw:style-name="gr33" draw:text-style-name="P1" xml:id="id52" draw:id="id52" draw:layer="Layer4" svg:width="2.286cm" svg:height="1.524cm" svg:x="61.325cm" svg:y="42.783cm">
          <text:p text:style-name="P1">cont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er4" svg:x1="63.611cm" svg:y1="43.545cm" svg:x2="65.262cm" svg:y2="38.592cm" draw:start-shape="id52" draw:start-glue-point="10" draw:end-shape="id44" draw:end-glue-point="2" svg:d="M63611 43545h1651v-4953" svg:viewBox="0 0 1652 4954">
          <text:p/>
        </draw:connector>
        <draw:custom-shape draw:style-name="gr33" draw:text-style-name="P1" xml:id="id53" draw:id="id53" draw:layer="Layer4" svg:width="2.286cm" svg:height="1.524cm" svg:x="61.071cm" svg:y="38.973cm">
          <text:p text:style-name="P1">tit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er4" svg:x1="63.357cm" svg:y1="39.735cm" svg:x2="65.262cm" svg:y2="38.592cm" draw:start-shape="id53" draw:start-glue-point="10" draw:end-shape="id44" draw:end-glue-point="2" svg:d="M63357 39735h1905v-1143" svg:viewBox="0 0 1906 1144">
          <text:p/>
        </draw:connector>
        <draw:custom-shape draw:style-name="gr37" draw:text-style-name="P9" xml:id="id56" draw:id="id56" draw:layer="layout" svg:width="3.81cm" svg:height="1.778cm" svg:x="26.273cm" svg:y="2.905cm">
          <text:p text:style-name="P1">TypeOfUser</text:p>
          <draw:enhanced-geometry svg:viewBox="0 0 21600 21600" draw:type="rectangle" draw:enhanced-path="M 0 0 L 21600 0 21600 21600 0 21600 0 0 Z N"/>
        </draw:custom-shape>
        <draw:custom-shape draw:style-name="gr37" draw:text-style-name="P9" xml:id="id54" draw:id="id54" draw:layer="layout" svg:width="3.81cm" svg:height="1.778cm" svg:x="26.273cm" svg:y="14.462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302cm" svg:height="1.778cm" svg:x="15.859cm" svg:y="12.176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3.302cm" svg:height="1.651cm" svg:x="15.859cm" svg:y="14.716cm">
          <text:p text:style-name="P1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9.161cm" svg:y1="13.065cm" svg:x2="26.273cm" svg:y2="15.351cm" draw:end-shape="id54" svg:d="M19161 13065h3306v2286h3806" svg:viewBox="0 0 7113 2287">
          <text:p/>
        </draw:connector>
        <draw:connector draw:style-name="gr5" draw:text-style-name="P1" draw:layer="layout" svg:x1="19.161cm" svg:y1="15.542cm" svg:x2="26.273cm" svg:y2="15.351cm" draw:end-shape="id54" draw:end-glue-point="3" svg:d="M19161 15542h3306v-191h3806" svg:viewBox="0 0 7113 192">
          <text:p/>
        </draw:connector>
        <draw:custom-shape draw:style-name="gr39" draw:text-style-name="P10" xml:id="id55" draw:id="id55" draw:layer="layout" svg:width="4.318cm" svg:height="4.064cm" svg:x="26.019cm" svg:y="7.604cm">
          <text:p text:style-name="P1">referenc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8.178cm" svg:y1="14.462cm" svg:x2="28.178cm" svg:y2="11.668cm" draw:start-shape="id54" draw:start-glue-point="0" draw:end-shape="id55" draw:end-glue-point="6" svg:d="M28178 14462v-2794" svg:viewBox="0 0 1 2795">
          <text:p/>
        </draw:connector>
        <draw:connector draw:style-name="gr20" draw:text-style-name="P1" draw:layer="layout" svg:x1="28.178cm" svg:y1="7.604cm" svg:x2="28.178cm" svg:y2="4.683cm" draw:start-shape="id55" draw:start-glue-point="4" draw:end-shape="id56" draw:end-glue-point="2" svg:d="M28178 7604v-2921" svg:viewBox="0 0 1 2922">
          <text:p/>
        </draw:connector>
        <draw:custom-shape draw:style-name="gr40" draw:text-style-name="P1" xml:id="id57" draw:id="id57" draw:layer="layout" svg:width="4.191cm" svg:height="2.54cm" svg:x="16.24cm" svg:y="2.905cm">
          <text:p text:style-name="P1">type_of_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20.431cm" svg:y1="4.175cm" svg:x2="26.273cm" svg:y2="3.794cm" draw:start-shape="id57" draw:start-glue-point="10" draw:end-shape="id56" draw:end-glue-point="3" svg:d="M20431 4175h2921v-381h2921" svg:viewBox="0 0 5843 382">
          <text:p/>
        </draw:connector>
        <draw:custom-shape draw:style-name="gr41" draw:text-style-name="P10" xml:id="id58" draw:id="id58" draw:layer="layout" svg:width="5.207cm" svg:height="4.699cm" svg:x="46.593cm" svg:y="6.207cm">
          <text:p text:style-name="P1">referenc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2" draw:text-style-name="P6" draw:layer="layout" svg:x1="46.593cm" svg:y1="8.557cm" svg:x2="30.083cm" svg:y2="15.351cm" draw:start-shape="id58" draw:start-glue-point="5" draw:end-shape="id54" draw:end-glue-point="1" svg:d="M46593 8557h-8255v6794h-8255" svg:viewBox="0 0 16511 6795">
          <text:p/>
        </draw:connector>
        <draw:connector draw:style-name="gr43" draw:text-style-name="P1" draw:layer="layout" svg:x1="35.607cm" svg:y1="20.812cm" svg:x2="49.197cm" svg:y2="10.906cm" draw:start-shape="id1" draw:start-glue-point="0" draw:end-shape="id58" draw:end-glue-point="6" svg:d="M35607 20812v-4953h13590v-4953" svg:viewBox="0 0 13591 9907">
          <text:p/>
        </draw:connector>
        <draw:connector draw:style-name="gr43" draw:text-style-name="P1" draw:layer="layout" svg:x1="52.562cm" svg:y1="26.146cm" svg:x2="49.197cm" svg:y2="10.906cm" draw:start-shape="id8" draw:start-glue-point="0" draw:end-shape="id58" draw:end-glue-point="6" svg:d="M52562 26146v-7620h-3365v-7620" svg:viewBox="0 0 3366 15241">
          <text:p/>
        </draw:connector>
        <draw:connector draw:style-name="gr43" draw:text-style-name="P1" draw:layer="layout" draw:line-skew="10.287cm" svg:x1="76.184cm" svg:y1="26.209cm" svg:x2="51.8cm" svg:y2="8.557cm" draw:start-shape="id26" draw:start-glue-point="3" draw:end-shape="id58" draw:end-glue-point="7" svg:d="M76184 26209h-1905v-17652h-22479" svg:viewBox="0 0 24385 17653">
          <text:p/>
        </draw:connector>
        <draw:custom-shape draw:style-name="gr19" draw:text-style-name="P4" xml:id="id60" draw:id="id60" draw:layer="layout" svg:width="3.556cm" svg:height="3.302cm" svg:x="63.865cm" svg:y="46.974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59" draw:id="id59" draw:layer="layout" svg:width="4.826cm" svg:height="1.651cm" svg:x="55.737cm" svg:y="49.133cm">
          <text:p text:style-name="P1">attendanc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60.563cm" svg:y1="49.958cm" svg:x2="63.865cm" svg:y2="48.625cm" draw:start-shape="id59" draw:start-glue-point="1" draw:end-shape="id60" draw:end-glue-point="5" svg:d="M60563 49958h1651v-1333h1651" svg:viewBox="0 0 3303 1334">
          <text:p/>
        </draw:connector>
        <draw:connector draw:style-name="gr42" draw:text-style-name="P6" draw:layer="layout" svg:x1="67.421cm" svg:y1="48.625cm" svg:x2="70.596cm" svg:y2="48.815cm" draw:start-shape="id60" draw:start-glue-point="7" draw:end-shape="id40" draw:end-glue-point="3" svg:d="M67421 48625h1588v190h1587" svg:viewBox="0 0 3176 191">
          <text:p/>
        </draw:connector>
        <draw:custom-shape draw:style-name="gr19" draw:text-style-name="P4" xml:id="id61" draw:id="id61" draw:layer="layout" svg:width="3.556cm" svg:height="3.302cm" svg:x="50.784cm" svg:y="46.46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52.562cm" svg:y1="49.768cm" svg:x2="55.737cm" svg:y2="49.958cm" draw:start-shape="id61" draw:start-glue-point="6" draw:end-shape="id59" draw:end-glue-point="3" svg:d="M52562 49768v502h2477v-312h698" svg:viewBox="0 0 3176 503">
          <text:p/>
        </draw:connector>
        <draw:connector draw:style-name="gr42" draw:text-style-name="P6" draw:layer="layout" svg:x1="52.562cm" svg:y1="46.466cm" svg:x2="52.562cm" svg:y2="27.797cm" draw:start-shape="id61" draw:start-glue-point="4" draw:end-shape="id8" draw:end-glue-point="2" svg:d="M52562 46466v-18669" svg:viewBox="0 0 1 18670">
          <text:p/>
        </draw:connector>
        <draw:connector draw:style-name="gr42" draw:text-style-name="P6" draw:layer="layout" svg:x1="48.498cm" svg:y1="40.37cm" svg:x2="52.562cm" svg:y2="27.797cm" draw:start-shape="id13" draw:start-glue-point="4" draw:end-shape="id8" draw:end-glue-point="2" svg:d="M48498 40370v-6287h4064v-6286" svg:viewBox="0 0 4065 12574">
          <text:p/>
        </draw:connector>
        <draw:custom-shape draw:style-name="gr44" draw:text-style-name="P2" xml:id="id40" draw:id="id40" draw:layer="layout" svg:width="7.112cm" svg:height="1.905cm" svg:x="70.596cm" svg:y="47.863cm">
          <text:p text:style-name="P1">lecture_course_entry</text:p>
          <draw:enhanced-geometry svg:viewBox="0 0 21600 21600" draw:type="rectangle" draw:enhanced-path="M 0 0 L 21600 0 21600 21600 0 21600 0 0 Z N"/>
        </draw:custom-shape>
        <draw:custom-shape draw:style-name="gr45" draw:text-style-name="P4" xml:id="id63" draw:id="id63" draw:layer="layout" svg:width="4.191cm" svg:height="3.81cm" svg:x="72.12cm" svg:y="42.65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58.15cm" svg:y1="51.546cm" svg:x2="58.15cm" svg:y2="50.784cm" draw:start-shape="id62" draw:start-glue-point="4" draw:end-shape="id59" draw:end-glue-point="2" svg:d="M58150 51546v-762" svg:viewBox="0 0 1 763">
          <text:p/>
        </draw:connector>
        <draw:connector draw:style-name="gr42" draw:text-style-name="P6" draw:layer="layout" svg:x1="76.311cm" svg:y1="44.561cm" svg:x2="78.597cm" svg:y2="42.148cm" draw:start-shape="id63" draw:start-glue-point="7" draw:end-shape="id24" draw:end-glue-point="2" svg:d="M76311 44561h2286v-2413" svg:viewBox="0 0 2287 2414">
          <text:p/>
        </draw:connector>
        <draw:connector draw:style-name="gr42" draw:text-style-name="P6" draw:layer="layout" svg:x1="67.04cm" svg:y1="55.483cm" svg:x2="78.597cm" svg:y2="42.148cm" draw:start-shape="id28" draw:start-glue-point="7" draw:end-shape="id24" draw:end-glue-point="2" svg:d="M67040 55483h11557v-13335" svg:viewBox="0 0 11558 13336">
          <text:p/>
        </draw:connector>
        <draw:connector draw:style-name="gr42" draw:text-style-name="P6" draw:layer="layout" svg:x1="62.087cm" svg:y1="34.623cm" svg:x2="63.738cm" svg:y2="37.893cm" draw:start-shape="id51" draw:start-glue-point="7" draw:end-shape="id44" svg:d="M62087 34623h826v3270h825" svg:viewBox="0 0 1652 3271">
          <text:p/>
        </draw:connector>
        <draw:connector draw:style-name="gr5" draw:text-style-name="P1" draw:layer="layout" svg:x1="74.216cm" svg:y1="46.466cm" svg:x2="74.152cm" svg:y2="47.863cm" draw:start-shape="id63" draw:start-glue-point="6" draw:end-shape="id40" draw:end-glue-point="0" svg:d="M74216 46466v699h-64v698" svg:viewBox="0 0 65 1398">
          <text:p/>
        </draw:connector>
        <draw:custom-shape draw:style-name="gr46" draw:text-style-name="P1" xml:id="id64" draw:id="id64" draw:layer="layout" svg:width="2.921cm" svg:height="1.524cm" svg:x="67.294cm" svg:y="51.927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68.755cm" svg:y1="51.927cm" svg:x2="74.152cm" svg:y2="49.768cm" draw:start-shape="id64" draw:start-glue-point="4" draw:end-shape="id40" draw:end-glue-point="2" svg:d="M68755 51927v-1080h5397v-1079" svg:viewBox="0 0 5398 2160">
          <text:p/>
        </draw:connector>
        <draw:custom-shape draw:style-name="gr47" draw:text-style-name="P1" xml:id="id65" draw:id="id65" draw:layer="layout" svg:width="2.667cm" svg:height="1.651cm" svg:x="70.342cm" svg:y="51.927cm">
          <text:p text:style-name="P1">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71.676cm" svg:y1="51.927cm" svg:x2="74.152cm" svg:y2="49.768cm" draw:start-shape="id65" draw:start-glue-point="4" draw:end-shape="id40" draw:end-glue-point="2" svg:d="M71676 51927v-1080h2476v-1079" svg:viewBox="0 0 2477 2160">
          <text:p/>
        </draw:connector>
        <draw:custom-shape draw:style-name="gr47" draw:text-style-name="P1" xml:id="id66" draw:id="id66" draw:layer="layout" svg:width="2.667cm" svg:height="1.651cm" svg:x="64.119cm" svg:y="51.927cm">
          <text:p text:style-name="P1">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65.453cm" svg:y1="51.927cm" svg:x2="74.152cm" svg:y2="49.768cm" draw:start-shape="id66" draw:start-glue-point="4" draw:end-shape="id40" draw:end-glue-point="2" svg:d="M65453 51927v-1080h8699v-1079" svg:viewBox="0 0 8700 2160">
          <text:p/>
        </draw:connector>
        <draw:custom-shape draw:style-name="gr7" draw:text-style-name="P2" draw:layer="layout" svg:width="4.826cm" svg:height="1.651cm" svg:x="45.958cm" svg:y="54.467cm">
          <text:p text:style-name="P1">note</text:p>
          <draw:enhanced-geometry svg:viewBox="0 0 21600 21600" draw:type="rectangle" draw:enhanced-path="M 0 0 L 21600 0 21600 21600 0 21600 0 0 Z N"/>
        </draw:custom-shape>
        <draw:custom-shape draw:style-name="gr7" draw:text-style-name="P2" xml:id="id67" draw:id="id67" draw:layer="layout" svg:width="4.826cm" svg:height="1.651cm" svg:x="55.737cm" svg:y="60.182cm">
          <text:p text:style-name="P1">status</text:p>
          <draw:enhanced-geometry svg:viewBox="0 0 21600 21600" draw:type="rectangle" draw:enhanced-path="M 0 0 L 21600 0 21600 21600 0 21600 0 0 Z N"/>
        </draw:custom-shape>
        <draw:custom-shape draw:style-name="gr19" draw:text-style-name="P4" xml:id="id62" draw:id="id62" draw:layer="layout" svg:width="3.556cm" svg:height="3.302cm" svg:x="56.372cm" svg:y="51.54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1" xml:id="id68" draw:id="id68" draw:layer="layout" svg:width="4.572cm" svg:height="1.651cm" svg:x="55.864cm" svg:y="64.373cm">
          <text:p text:style-name="P1">type_of_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6" draw:layer="layout" svg:x1="58.15cm" svg:y1="54.848cm" svg:x2="58.15cm" svg:y2="60.182cm" draw:start-shape="id62" draw:start-glue-point="6" draw:end-shape="id67" draw:end-glue-point="0" svg:d="M58150 54848v5334" svg:viewBox="0 0 1 5335">
          <text:p/>
        </draw:connector>
        <draw:connector draw:style-name="gr5" draw:text-style-name="P1" draw:layer="layout" svg:x1="58.15cm" svg:y1="64.373cm" svg:x2="58.15cm" svg:y2="61.833cm" draw:start-shape="id68" draw:start-glue-point="4" draw:end-shape="id67" svg:d="M58150 64373v-2540" svg:viewBox="0 0 1 2541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4T14:36:51.102664978</meta:creation-date>
    <dc:date>2017-10-17T12:05:30.229170263</dc:date>
    <meta:editing-duration>PT10H8M36S</meta:editing-duration>
    <meta:editing-cycles>17</meta:editing-cycles>
    <meta:generator>LibreOffice/5.1.6.2$Linux_X86_64 LibreOffice_project/10m0$Build-2</meta:generator>
    <meta:document-statistic meta:object-count="145"/>
  </office:meta>
</office:document-meta>
</file>